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Normal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4.6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2a6099" style:text-align-source="fix" style:repeat-content="false" fo:border="0.74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10105">
      <style:table-cell-properties style:text-align-source="fix" style:repeat-content="false" fo:border="0.74pt solid #000000"/>
      <style:paragraph-properties fo:text-align="center" fo:margin-left="0cm"/>
      <style:map style:condition="cell-content-is-between(500,1000)" style:apply-style-name="Error" style:base-cell-address="'Operacions Aritmèticas'.B4"/>
    </style:style>
    <style:style style:name="ce8" style:family="table-cell" style:parent-style-name="Default">
      <style:text-properties style:font-name="Courier New1"/>
    </style:style>
    <style:style style:name="ce9" style:family="table-cell" style:parent-style-name="Default">
      <style:table-cell-properties fo:background-color="#2a6099" fo:border="0.74pt solid 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0105">
      <style:table-cell-properties fo:border="0.74pt solid #000000"/>
    </style:style>
    <style:style style:name="ce11" style:family="table-cell" style:parent-style-name="Default">
      <style:table-cell-properties fo:background-color="#2a6099" style:text-align-source="fix" style:repeat-content="false" fo:border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105">
      <style:table-cell-properties style:text-align-source="fix" style:repeat-content="false" fo:border="0.74pt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4" style:family="table-cell" style:parent-style-name="Default">
      <style:table-cell-properties fo:border-bottom="0.74pt solid #000000" fo:background-color="#2a6099" fo:border-left="none" fo:border-right="0.74pt solid #000000" fo:border-top="0.74pt solid #000000"/>
      <style:text-properties fo:color="#ffffff" fo:font-weight="bold" style:font-weight-asian="bold" style:font-weight-complex="bold"/>
    </style:style>
    <style:style style:name="ce15" style:family="table-cell" style:parent-style-name="Default" style:data-style-name="N11">
      <style:table-cell-properties fo:border-bottom="0.74pt solid #000000" fo:border-left="none" fo:border-right="0.74pt solid #000000" fo:border-top="0.74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2a6099" fo:border="none"/>
      <style:text-properties fo:color="#ffffff" fo:font-weight="bold" style:font-weight-asian="bold" style:font-weight-complex="bold"/>
    </style:style>
    <style:style style:name="ce18" style:family="table-cell" style:parent-style-name="Default" style:data-style-name="N10105">
      <style:table-cell-properties fo:border-bottom="0.74pt solid #000000" fo:border-left="0.74pt solid #000000" fo:border-right="none" fo:border-top="0.74pt solid #000000"/>
    </style:style>
    <style:style style:name="ce19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20" style:family="table-cell" style:parent-style-name="Default" style:data-style-name="N10105">
      <style:table-cell-properties fo:border-bottom="0.74pt solid #000000" fo:border-left="none" fo:border-right="none" fo:border-top="0.74pt solid #000000"/>
    </style:style>
    <style:style style:name="ce21" style:family="table-cell" style:parent-style-name="Default" style:data-style-name="N10105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Operacions Aritmèticas" table:style-name="ta1">
        <table:table-column table:style-name="co1" table:default-cell-style-name="ce3"/>
        <table:table-column table:style-name="co2" table:number-columns-repeated="5" table:default-cell-style-name="ce7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/>
          <table:table-cell table:style-name="ce5"/>
          <table:table-cell table:style-name="ce1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"/>
          <table:table-cell table:style-name="ce6" office:value-type="string" calcext:value-type="string" table:number-columns-spanned="5" table:number-rows-spanned="1">
            <text:p><text:s text:c="24"/>Mes</text:p>
          </table:table-cell>
          <table:covered-table-cell table:number-columns-repeated="4" table:style-name="ce1"/>
          <table:table-cell table:style-name="Default"/>
          <table:table-cell table:number-columns-repeated="5"/>
        </table:table-row>
        <table:table-row table:style-name="ro2">
          <table:table-cell table:style-name="ce2" office:value-type="string" calcext:value-type="string">
            <text:p>Concept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TOTAL POR CONCEPTOS</text:p>
          </table:table-cell>
          <table:table-cell table:style-name="ce11" office:value-type="string" calcext:value-type="string">
            <text:p>Mitjana Conceptes</text:p>
          </table:table-cell>
          <table:table-cell table:style-name="ce14" office:value-type="string" calcext:value-type="string">
            <text:p>% Gasto Total</text:p>
          </table:table-cell>
          <table:table-cell table:style-name="ce17" office:value-type="string" calcext:value-type="string">
            <text:p>Redondeo dos decimal</text:p>
          </table:table-cell>
          <table:table-cell table:style-name="ce19" office:value-type="string" calcext:value-type="string">
            <text:p>MAXIM</text:p>
          </table:table-cell>
          <table:table-cell table:style-name="ce19" office:value-type="string" calcext:value-type="string">
            <text:p>MÍNIM</text:p>
          </table:table-cell>
        </table:table-row>
        <table:table-row table:style-name="ro2">
          <table:table-cell office:value-type="string" calcext:value-type="string">
            <text:p>Carne</text:p>
          </table:table-cell>
          <table:table-cell office:value-type="currency" office:currency="EUR" office:value="901.52" calcext:value-type="currency">
            <text:p>901,52 €</text:p>
          </table:table-cell>
          <table:table-cell office:value-type="currency" office:currency="EUR" office:value="950.53" calcext:value-type="currency">
            <text:p>950,53 €</text:p>
          </table:table-cell>
          <table:table-cell office:value-type="currency" office:currency="EUR" office:value="960.02" calcext:value-type="currency">
            <text:p>960,02 €</text:p>
          </table:table-cell>
          <table:table-cell office:value-type="currency" office:currency="EUR" office:value="925.45" calcext:value-type="currency">
            <text:p>925,45 €</text:p>
          </table:table-cell>
          <table:table-cell office:value-type="currency" office:currency="EUR" office:value="890.32" calcext:value-type="currency">
            <text:p>890,32 €</text:p>
          </table:table-cell>
          <table:table-cell table:formula="of:=SUM([.B4:.F4])" office:value-type="currency" office:currency="EUR" office:value="4627.84" calcext:value-type="currency">
            <text:p>4.627,84 €</text:p>
          </table:table-cell>
          <table:table-cell table:style-name="ce12" table:formula="of:=AVERAGE([.B4:.F4])" office:value-type="currency" office:currency="EUR" office:value="925.568" calcext:value-type="currency">
            <text:p>925,57 €</text:p>
          </table:table-cell>
          <table:table-cell table:style-name="ce15" table:formula="of:=[.G4]/[.$G$8]" office:value-type="percentage" office:value="0.295678963835577" calcext:value-type="percentage">
            <text:p>29,57%</text:p>
          </table:table-cell>
          <table:table-cell table:style-name="ce18" table:formula="of:=ROUND([.H4];2)" office:value-type="currency" office:currency="EUR" office:value="925.57" calcext:value-type="currency">
            <text:p>925,57 €</text:p>
          </table:table-cell>
          <table:table-cell table:style-name="ce20" table:formula="of:=MAX([.B4:.F4])" office:value-type="currency" office:currency="EUR" office:value="960.02" calcext:value-type="currency">
            <text:p>960,02 €</text:p>
          </table:table-cell>
          <table:table-cell table:style-name="ce21" table:formula="of:=MIN([.B4:.F4])" office:value-type="currency" office:currency="EUR" office:value="890.32" calcext:value-type="currency">
            <text:p>890,32 €</text:p>
          </table:table-cell>
        </table:table-row>
        <table:table-row table:style-name="ro2">
          <table:table-cell office:value-type="string" calcext:value-type="string">
            <text:p>Pescado</text:p>
          </table:table-cell>
          <table:table-cell office:value-type="currency" office:currency="EUR" office:value="1322.23" calcext:value-type="currency">
            <text:p>1.322,23 €</text:p>
          </table:table-cell>
          <table:table-cell office:value-type="currency" office:currency="EUR" office:value="1300.5" calcext:value-type="currency">
            <text:p>1.300,50 €</text:p>
          </table:table-cell>
          <table:table-cell office:value-type="currency" office:currency="EUR" office:value="1315.42" calcext:value-type="currency">
            <text:p>1.315,42 €</text:p>
          </table:table-cell>
          <table:table-cell office:value-type="currency" office:currency="EUR" office:value="1348.65" calcext:value-type="currency">
            <text:p>1.348,65 €</text:p>
          </table:table-cell>
          <table:table-cell office:value-type="currency" office:currency="EUR" office:value="1360.75" calcext:value-type="currency">
            <text:p>1.360,75 €</text:p>
          </table:table-cell>
          <table:table-cell table:formula="of:=SUM([.B5:.F5])" office:value-type="currency" office:currency="EUR" office:value="6647.55" calcext:value-type="currency">
            <text:p>6.647,55 €</text:p>
          </table:table-cell>
          <table:table-cell table:style-name="ce12" table:formula="of:=AVERAGE([.B5:.F5])" office:value-type="currency" office:currency="EUR" office:value="1329.51" calcext:value-type="currency">
            <text:p>1.329,51 €</text:p>
          </table:table-cell>
          <table:table-cell table:style-name="ce15" table:formula="of:=[.G5]/[.$G$8]" office:value-type="percentage" office:value="0.424720970484111" calcext:value-type="percentage">
            <text:p>42,47%</text:p>
          </table:table-cell>
          <table:table-cell table:style-name="ce18" table:formula="of:=ROUND([.H5];2)" office:value-type="currency" office:currency="EUR" office:value="1329.51" calcext:value-type="currency">
            <text:p>1.329,51 €</text:p>
          </table:table-cell>
          <table:table-cell table:style-name="ce20" table:formula="of:=MAX([.B5:.F5])" office:value-type="currency" office:currency="EUR" office:value="1360.75" calcext:value-type="currency">
            <text:p>1.360,75 €</text:p>
          </table:table-cell>
          <table:table-cell table:style-name="ce21" table:formula="of:=MIN([.B5:.F5])" office:value-type="currency" office:currency="EUR" office:value="1300.5" calcext:value-type="currency">
            <text:p>1.300,50 €</text:p>
          </table:table-cell>
        </table:table-row>
        <table:table-row table:style-name="ro2">
          <table:table-cell office:value-type="string" calcext:value-type="string">
            <text:p>Verdura</text:p>
          </table:table-cell>
          <table:table-cell office:value-type="currency" office:currency="EUR" office:value="474.8" calcext:value-type="currency">
            <text:p>474,80 €</text:p>
          </table:table-cell>
          <table:table-cell office:value-type="currency" office:currency="EUR" office:value="500.78" calcext:value-type="currency">
            <text:p>500,78 €</text:p>
          </table:table-cell>
          <table:table-cell office:value-type="currency" office:currency="EUR" office:value="510.95" calcext:value-type="currency">
            <text:p>510,95 €</text:p>
          </table:table-cell>
          <table:table-cell office:value-type="currency" office:currency="EUR" office:value="490.65" calcext:value-type="currency">
            <text:p>490,65 €</text:p>
          </table:table-cell>
          <table:table-cell office:value-type="currency" office:currency="EUR" office:value="575.42" calcext:value-type="currency">
            <text:p>575,42 €</text:p>
          </table:table-cell>
          <table:table-cell table:formula="of:=SUM([.B6:.F6])" office:value-type="currency" office:currency="EUR" office:value="2552.6" calcext:value-type="currency">
            <text:p>2.552,60 €</text:p>
          </table:table-cell>
          <table:table-cell table:style-name="ce12" table:formula="of:=AVERAGE([.B6:.F6])" office:value-type="currency" office:currency="EUR" office:value="510.52" calcext:value-type="currency">
            <text:p>510,52 €</text:p>
          </table:table-cell>
          <table:table-cell table:style-name="ce15" table:formula="of:=[.G6]/[.$G$8]" office:value-type="percentage" office:value="0.16308907029774" calcext:value-type="percentage">
            <text:p>16,31%</text:p>
          </table:table-cell>
          <table:table-cell table:style-name="ce18" table:formula="of:=ROUND([.H6];2)" office:value-type="currency" office:currency="EUR" office:value="510.52" calcext:value-type="currency">
            <text:p>510,52 €</text:p>
          </table:table-cell>
          <table:table-cell table:style-name="ce20" table:formula="of:=MAX([.B6:.F6])" office:value-type="currency" office:currency="EUR" office:value="575.42" calcext:value-type="currency">
            <text:p>575,42 €</text:p>
          </table:table-cell>
          <table:table-cell table:style-name="ce21" table:formula="of:=MIN([.B6:.F6])" office:value-type="currency" office:currency="EUR" office:value="474.8" calcext:value-type="currency">
            <text:p>474,80 €</text:p>
          </table:table-cell>
        </table:table-row>
        <table:table-row table:style-name="ro2">
          <table:table-cell office:value-type="string" calcext:value-type="string">
            <text:p>Fruta</text:p>
          </table:table-cell>
          <table:table-cell office:value-type="currency" office:currency="EUR" office:value="360.61" calcext:value-type="currency">
            <text:p>360,61 €</text:p>
          </table:table-cell>
          <table:table-cell office:value-type="currency" office:currency="EUR" office:value="370.78" calcext:value-type="currency">
            <text:p>370,78 €</text:p>
          </table:table-cell>
          <table:table-cell office:value-type="currency" office:currency="EUR" office:value="375.95" calcext:value-type="currency">
            <text:p>375,95 €</text:p>
          </table:table-cell>
          <table:table-cell office:value-type="currency" office:currency="EUR" office:value="360.45" calcext:value-type="currency">
            <text:p>360,45 €</text:p>
          </table:table-cell>
          <table:table-cell office:value-type="currency" office:currency="EUR" office:value="355.79" calcext:value-type="currency">
            <text:p>355,79 €</text:p>
          </table:table-cell>
          <table:table-cell table:formula="of:=SUM([.B7:.F7])" office:value-type="currency" office:currency="EUR" office:value="1823.58" calcext:value-type="currency">
            <text:p>1.823,58 €</text:p>
          </table:table-cell>
          <table:table-cell table:style-name="ce12" table:formula="of:=AVERAGE([.B7:.F7])" office:value-type="currency" office:currency="EUR" office:value="364.716" calcext:value-type="currency">
            <text:p>364,72 €</text:p>
          </table:table-cell>
          <table:table-cell table:style-name="ce15" table:formula="of:=[.G7]/[.$G$8]" office:value-type="percentage" office:value="0.116510995382572" calcext:value-type="percentage">
            <text:p>11,65%</text:p>
          </table:table-cell>
          <table:table-cell table:style-name="ce18" table:formula="of:=ROUND([.H7];2)" office:value-type="currency" office:currency="EUR" office:value="364.72" calcext:value-type="currency">
            <text:p>364,72 €</text:p>
          </table:table-cell>
          <table:table-cell table:style-name="ce20" table:formula="of:=MAX([.B7:.F7])" office:value-type="currency" office:currency="EUR" office:value="375.95" calcext:value-type="currency">
            <text:p>375,95 €</text:p>
          </table:table-cell>
          <table:table-cell table:style-name="ce21" table:formula="of:=MIN([.B7:.F7])" office:value-type="currency" office:currency="EUR" office:value="355.79" calcext:value-type="currency">
            <text:p>355,79 €</text:p>
          </table:table-cell>
        </table:table-row>
        <table:table-row table:style-name="ro2">
          <table:table-cell table:style-name="ce4" office:value-type="string" calcext:value-type="string">
            <text:p>Total mensual</text:p>
          </table:table-cell>
          <table:table-cell table:formula="of:=SUM([.B4:.B7])" office:value-type="currency" office:currency="EUR" office:value="3059.16" calcext:value-type="currency">
            <text:p>3.059,16 €</text:p>
          </table:table-cell>
          <table:table-cell table:formula="of:=SUM([.C4:.C7])" office:value-type="currency" office:currency="EUR" office:value="3122.59" calcext:value-type="currency">
            <text:p>3.122,59 €</text:p>
          </table:table-cell>
          <table:table-cell table:formula="of:=SUM([.D4:.D7])" office:value-type="currency" office:currency="EUR" office:value="3162.34" calcext:value-type="currency">
            <text:p>3.162,34 €</text:p>
          </table:table-cell>
          <table:table-cell table:formula="of:=SUM([.E4:.E7])" office:value-type="currency" office:currency="EUR" office:value="3125.2" calcext:value-type="currency">
            <text:p>3.125,20 €</text:p>
          </table:table-cell>
          <table:table-cell table:formula="of:=SUM([.F4:.F7])" office:value-type="currency" office:currency="EUR" office:value="3182.28" calcext:value-type="currency">
            <text:p>3.182,28 €</text:p>
          </table:table-cell>
          <table:table-cell table:formula="of:=SUM([.G4:.G7])" office:value-type="currency" office:currency="EUR" office:value="15651.57" calcext:value-type="currency">
            <text:p>15.651,57 €</text:p>
          </table:table-cell>
          <table:table-cell table:style-name="ce13"/>
          <table:table-cell table:style-name="ce16" table:number-columns-repeated="2"/>
          <table:table-cell table:number-columns-repeated="2"/>
        </table:table-row>
        <table:table-row table:style-name="ro2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Default" table:number-columns-repeated="5"/>
          <table:table-cell table:style-name="ce8"/>
          <table:table-cell table:style-name="Default"/>
          <table:table-cell table:number-columns-repeated="5"/>
        </table:table-row>
        <calcext:conditional-formats>
          <calcext:conditional-format calcext:target-range-address="'Operacions Aritmèticas'.B4:'Operacions Aritmèticas'.F8">
            <calcext:condition calcext:apply-style-name="Error" calcext:value="between(500,1000)" calcext:base-cell-address="'Operacions Aritmèticas'.B4"/>
          </calcext:conditional-format>
        </calcext:conditional-formats>
      </table:table>
      <table:named-expressions/>
      <table:database-ranges>
        <table:database-range table:name="__Anonymous_Sheet_DB__0" table:target-range-address="'Operacions Aritmèticas'.A2:'Operacions Aritmèticas'.H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Normal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6">
      <number:number number:decimal-places="1" number:min-decimal-places="1"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05P0"/>
    </number:currency-style>
    <style:style style:name="Default" style:family="table-cell">
      <style:text-properties style:font-name="Courier New" fo:font-family="'Courier New'" style:font-style-name="Normal" style:font-family-generic="modern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13:42.261158180</meta:creation-date>
    <dc:date>2022-11-14T13:32:53.259990406</dc:date>
    <meta:editing-duration>PT8M13S</meta:editing-duration>
    <meta:editing-cycles>2</meta:editing-cycles>
    <meta:generator>LibreOffice/7.3.5.2$Linux_X86_64 LibreOffice_project/30$Build-2</meta:generator>
    <meta:document-statistic meta:table-count="1" meta:cell-count="68" meta:object-count="0"/>
  </office:meta>
</office:document-meta>
</file>